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da11" officeooo:paragraph-rsid="000dda11"/>
    </style:style>
    <style:style style:name="P2" style:family="paragraph" style:parent-style-name="Standard" style:list-style-name="L2">
      <style:text-properties officeooo:rsid="000e6829" officeooo:paragraph-rsid="000e6829"/>
    </style:style>
    <style:style style:name="P3" style:family="paragraph" style:parent-style-name="Standard" style:list-style-name="L2">
      <style:text-properties officeooo:rsid="000fedbf" officeooo:paragraph-rsid="000fedbf"/>
    </style:style>
    <style:style style:name="P4" style:family="paragraph" style:parent-style-name="Standard">
      <style:text-properties officeooo:rsid="000fedbf" officeooo:paragraph-rsid="000fedbf"/>
    </style:style>
    <style:style style:name="P5" style:family="paragraph" style:parent-style-name="Standard">
      <style:text-properties officeooo:rsid="0013e228" officeooo:paragraph-rsid="0013e228"/>
    </style:style>
    <style:style style:name="P6" style:family="paragraph" style:parent-style-name="Standard" style:list-style-name="L3">
      <style:text-properties officeooo:rsid="0014198d" officeooo:paragraph-rsid="0014198d"/>
    </style:style>
    <style:style style:name="P7" style:family="paragraph" style:parent-style-name="Standard" style:list-style-name="L3">
      <style:text-properties officeooo:rsid="0015e89f" officeooo:paragraph-rsid="0015e89f"/>
    </style:style>
    <style:style style:name="P8" style:family="paragraph" style:parent-style-name="Standard" style:list-style-name="L3">
      <style:text-properties officeooo:rsid="0016d60e" officeooo:paragraph-rsid="0016d60e"/>
    </style:style>
    <style:style style:name="P9" style:family="paragraph" style:parent-style-name="Standard" style:list-style-name="L3">
      <style:text-properties officeooo:rsid="0018bbf4" officeooo:paragraph-rsid="0018bbf4"/>
    </style:style>
    <style:style style:name="P10" style:family="paragraph" style:parent-style-name="Standard" style:list-style-name="L3">
      <style:text-properties officeooo:rsid="00195159" officeooo:paragraph-rsid="00195159"/>
    </style:style>
    <style:style style:name="P11" style:family="paragraph" style:parent-style-name="Standard" style:list-style-name="L3">
      <style:text-properties officeooo:rsid="001c11f9" officeooo:paragraph-rsid="001c11f9"/>
    </style:style>
    <style:style style:name="P12" style:family="paragraph" style:parent-style-name="Standard" style:list-style-name="L3">
      <style:text-properties officeooo:rsid="001cc392" officeooo:paragraph-rsid="001cc392"/>
    </style:style>
    <style:style style:name="P13" style:family="paragraph" style:parent-style-name="Standard" style:list-style-name="L3">
      <style:text-properties officeooo:rsid="001d9318" officeooo:paragraph-rsid="001d9318"/>
    </style:style>
    <style:style style:name="P14" style:family="paragraph" style:parent-style-name="Standard" style:list-style-name="L3">
      <style:text-properties officeooo:rsid="001e295e" officeooo:paragraph-rsid="001e295e"/>
    </style:style>
    <style:style style:name="P15" style:family="paragraph" style:parent-style-name="Standard" style:list-style-name="L3">
      <style:text-properties officeooo:rsid="00201680" officeooo:paragraph-rsid="00201680"/>
    </style:style>
    <style:style style:name="P16" style:family="paragraph" style:parent-style-name="Standard" style:list-style-name="L3">
      <style:text-properties officeooo:rsid="00205434" officeooo:paragraph-rsid="00205434"/>
    </style:style>
    <style:style style:name="P17" style:family="paragraph" style:parent-style-name="Standard" style:list-style-name="L3">
      <style:text-properties officeooo:rsid="0021fdbf" officeooo:paragraph-rsid="0021fdbf"/>
    </style:style>
    <style:style style:name="P18" style:family="paragraph" style:parent-style-name="Standard" style:list-style-name="L3">
      <style:text-properties officeooo:rsid="00253713" officeooo:paragraph-rsid="00253713"/>
    </style:style>
    <style:style style:name="P19" style:family="paragraph" style:parent-style-name="Standard" style:list-style-name="L3">
      <style:text-properties officeooo:rsid="0027db33" officeooo:paragraph-rsid="0027db33"/>
    </style:style>
    <style:style style:name="P20" style:family="paragraph" style:parent-style-name="Standard">
      <style:text-properties officeooo:rsid="0027db33" officeooo:paragraph-rsid="0027db33"/>
    </style:style>
    <style:style style:name="P21" style:family="paragraph" style:parent-style-name="Standard" style:list-style-name="L3">
      <style:text-properties officeooo:rsid="00287f4b" officeooo:paragraph-rsid="00287f4b"/>
    </style:style>
    <style:style style:name="P22" style:family="paragraph" style:parent-style-name="Standard" style:list-style-name="L3">
      <style:text-properties officeooo:rsid="002a6c0b" officeooo:paragraph-rsid="002a6c0b"/>
    </style:style>
    <style:style style:name="P23" style:family="paragraph" style:parent-style-name="Standard" style:list-style-name="L3">
      <style:text-properties officeooo:rsid="002b00c8" officeooo:paragraph-rsid="002b00c8"/>
    </style:style>
    <style:style style:name="P24" style:family="paragraph" style:parent-style-name="Standard" style:list-style-name="L3">
      <style:text-properties officeooo:rsid="002c8755" officeooo:paragraph-rsid="002c8755"/>
    </style:style>
    <style:style style:name="P25" style:family="paragraph" style:parent-style-name="Standard" style:list-style-name="L3">
      <style:text-properties officeooo:rsid="002d0f49" officeooo:paragraph-rsid="002d0f49"/>
    </style:style>
    <style:style style:name="P26" style:family="paragraph" style:parent-style-name="Standard" style:list-style-name="L3">
      <style:text-properties officeooo:rsid="002d8caa" officeooo:paragraph-rsid="002d8caa"/>
    </style:style>
    <style:style style:name="P27" style:family="paragraph" style:parent-style-name="Standard" style:list-style-name="L3">
      <style:text-properties officeooo:rsid="002f8031" officeooo:paragraph-rsid="002f8031"/>
    </style:style>
    <style:style style:name="P28" style:family="paragraph" style:parent-style-name="Standard">
      <style:text-properties officeooo:rsid="002f8031" officeooo:paragraph-rsid="002f8031"/>
    </style:style>
    <style:style style:name="P29" style:family="paragraph" style:parent-style-name="Standard">
      <style:text-properties officeooo:rsid="003241d7" officeooo:paragraph-rsid="003241d7"/>
    </style:style>
    <style:style style:name="P30" style:family="paragraph" style:parent-style-name="Standard" style:list-style-name="L4">
      <style:text-properties officeooo:rsid="0032599d" officeooo:paragraph-rsid="0032599d"/>
    </style:style>
    <style:style style:name="P31" style:family="paragraph" style:parent-style-name="Standard" style:list-style-name="L4">
      <style:text-properties officeooo:rsid="003421e6" officeooo:paragraph-rsid="003421e6"/>
    </style:style>
    <style:style style:name="P32" style:family="paragraph" style:parent-style-name="Standard" style:list-style-name="L4">
      <style:text-properties officeooo:rsid="003517be" officeooo:paragraph-rsid="003517be"/>
    </style:style>
    <style:style style:name="P33" style:family="paragraph" style:parent-style-name="Standard" style:list-style-name="L4">
      <style:text-properties officeooo:rsid="00367b66" officeooo:paragraph-rsid="00367b66"/>
    </style:style>
    <style:style style:name="P34" style:family="paragraph" style:parent-style-name="Standard">
      <style:text-properties officeooo:rsid="00367b66" officeooo:paragraph-rsid="00367b66"/>
    </style:style>
    <style:style style:name="P35" style:family="paragraph" style:parent-style-name="Standard" style:list-style-name="L4">
      <style:text-properties officeooo:rsid="0036e846" officeooo:paragraph-rsid="0036e846"/>
    </style:style>
    <style:style style:name="P36" style:family="paragraph" style:parent-style-name="Standard" style:list-style-name="L4">
      <style:text-properties officeooo:rsid="00386aa7" officeooo:paragraph-rsid="0036e846"/>
    </style:style>
    <style:style style:name="P37" style:family="paragraph" style:parent-style-name="Standard">
      <style:text-properties officeooo:rsid="00386aa7" officeooo:paragraph-rsid="0036e846"/>
    </style:style>
    <style:style style:name="P38" style:family="paragraph" style:parent-style-name="Standard" style:list-style-name="L4">
      <style:text-properties officeooo:rsid="003a6e50" officeooo:paragraph-rsid="003a6e50"/>
    </style:style>
    <style:style style:name="P39" style:family="paragraph" style:parent-style-name="Standard" style:list-style-name="L4">
      <style:text-properties officeooo:rsid="003a73b2" officeooo:paragraph-rsid="003a73b2"/>
    </style:style>
    <style:style style:name="P40" style:family="paragraph" style:parent-style-name="Standard" style:list-style-name="L4">
      <style:text-properties officeooo:rsid="003c533f" officeooo:paragraph-rsid="003c533f"/>
    </style:style>
    <style:style style:name="P41" style:family="paragraph" style:parent-style-name="Standard" style:list-style-name="L4">
      <style:text-properties officeooo:rsid="004074d5" officeooo:paragraph-rsid="004074d5"/>
    </style:style>
    <style:style style:name="P42" style:family="paragraph" style:parent-style-name="Standard" style:list-style-name="L4">
      <style:text-properties officeooo:rsid="00426c04" officeooo:paragraph-rsid="00426c04"/>
    </style:style>
    <style:style style:name="P43" style:family="paragraph" style:parent-style-name="Standard" style:list-style-name="L4">
      <style:text-properties officeooo:rsid="004306b0" officeooo:paragraph-rsid="004306b0"/>
    </style:style>
    <style:style style:name="P44" style:family="paragraph" style:parent-style-name="Standard" style:list-style-name="L4">
      <style:text-properties officeooo:rsid="0044f637" officeooo:paragraph-rsid="0044f637"/>
    </style:style>
    <style:style style:name="P45" style:family="paragraph" style:parent-style-name="Standard" style:list-style-name="L4">
      <style:text-properties officeooo:rsid="0046b0b2" officeooo:paragraph-rsid="0046b0b2"/>
    </style:style>
    <style:style style:name="P46" style:family="paragraph" style:parent-style-name="Standard" style:list-style-name="L4">
      <style:text-properties officeooo:rsid="004791da" officeooo:paragraph-rsid="004791da"/>
    </style:style>
    <style:style style:name="P47" style:family="paragraph" style:parent-style-name="Standard" style:list-style-name="L4">
      <style:text-properties officeooo:rsid="0048c948" officeooo:paragraph-rsid="0048c948"/>
    </style:style>
    <style:style style:name="P48" style:family="paragraph" style:parent-style-name="Standard" style:list-style-name="L4">
      <style:text-properties officeooo:rsid="0049e920" officeooo:paragraph-rsid="0049e920"/>
    </style:style>
    <style:style style:name="P49" style:family="paragraph" style:parent-style-name="Standard" style:list-style-name="L4">
      <style:text-properties officeooo:rsid="004bdc34" officeooo:paragraph-rsid="004bdc34"/>
    </style:style>
    <style:style style:name="P50" style:family="paragraph" style:parent-style-name="Standard" style:list-style-name="L4">
      <style:text-properties officeooo:rsid="004cf64c" officeooo:paragraph-rsid="004cf64c"/>
    </style:style>
    <style:style style:name="P51" style:family="paragraph" style:parent-style-name="Standard" style:list-style-name="L4">
      <style:text-properties officeooo:rsid="004df210" officeooo:paragraph-rsid="004df210"/>
    </style:style>
    <style:style style:name="P52" style:family="paragraph" style:parent-style-name="Standard" style:list-style-name="L4">
      <style:text-properties officeooo:rsid="004ee8a8" officeooo:paragraph-rsid="004ee8a8"/>
    </style:style>
    <style:style style:name="P53" style:family="paragraph" style:parent-style-name="Standard" style:list-style-name="L4">
      <style:text-properties officeooo:rsid="0051d78c" officeooo:paragraph-rsid="0051d78c"/>
    </style:style>
    <style:style style:name="P54" style:family="paragraph" style:parent-style-name="Standard" style:list-style-name="L4">
      <style:text-properties officeooo:rsid="005285c0" officeooo:paragraph-rsid="005285c0"/>
    </style:style>
    <style:style style:name="P55" style:family="paragraph" style:parent-style-name="Standard" style:list-style-name="L4">
      <style:text-properties officeooo:rsid="00530f4a" officeooo:paragraph-rsid="00530f4a"/>
    </style:style>
    <style:style style:name="P56" style:family="paragraph" style:parent-style-name="Standard" style:list-style-name="L4">
      <style:text-properties officeooo:rsid="0053cb81" officeooo:paragraph-rsid="0053cb81"/>
    </style:style>
    <style:style style:name="P57" style:family="paragraph" style:parent-style-name="Standard" style:list-style-name="L4">
      <style:text-properties officeooo:rsid="00542c6c" officeooo:paragraph-rsid="00542c6c"/>
    </style:style>
    <style:style style:name="P58" style:family="paragraph" style:parent-style-name="Standard" style:list-style-name="L4">
      <style:text-properties officeooo:rsid="005518ed" officeooo:paragraph-rsid="005518ed"/>
    </style:style>
    <style:style style:name="P59" style:family="paragraph" style:parent-style-name="Standard" style:list-style-name="L4">
      <style:text-properties officeooo:rsid="00579ad2" officeooo:paragraph-rsid="00579ad2"/>
    </style:style>
    <style:style style:name="P60" style:family="paragraph" style:list-style-name="L4">
      <style:text-properties officeooo:rsid="00579ad2" officeooo:paragraph-rsid="00579ad2"/>
    </style:style>
    <style:style style:name="T1" style:family="text">
      <style:text-properties officeooo:rsid="0018bbf4"/>
    </style:style>
    <style:style style:name="T2" style:family="text">
      <style:text-properties officeooo:rsid="002367c8"/>
    </style:style>
    <style:style style:name="T3" style:family="text">
      <style:text-properties officeooo:rsid="002644c3"/>
    </style:style>
    <style:style style:name="T4" style:family="text">
      <style:text-properties officeooo:rsid="003ce8ae"/>
    </style:style>
    <style:style style:name="T5" style:family="text">
      <style:text-properties officeooo:rsid="0044f637"/>
    </style:style>
    <style:style style:name="T6" style:family="text">
      <style:text-properties officeooo:rsid="004791da"/>
    </style:style>
    <style:style style:name="T7" style:family="text">
      <style:text-properties officeooo:rsid="005616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r privacy</text:p>
      <text:p text:style-name="P1"/>
      <text:p text:style-name="P1"/>
      <text:list xml:id="list1285151965257555747" text:style-name="L2">
        <text:list-item>
          <text:p text:style-name="P2">Anti surveilance privcy ser også på mailserverene og en del av tjenestene man bruker også som motstandere </text:p>
        </text:list-item>
        <text:list-item>
          <text:p text:style-name="P3">Privacy as control har som mål å gi brukere muligheten til å bestemme hvor informasjonen flyter. På ingn tidspunkt ser man på providere som en problematisk flyt.</text:p>
        </text:list-item>
      </text:list>
      <text:p text:style-name="P4"/>
      <text:p text:style-name="P4"/>
      <text:p text:style-name="P4"/>
      <text:p text:style-name="P5">PRIVACY ENHANCING TECHNOLOGIES</text:p>
      <text:p text:style-name="P5"/>
      <text:list xml:id="list5684192376274604571" text:style-name="L3">
        <text:list-item>
          <text:p text:style-name="P6">PETs for Data anonymisering </text:p>
        </text:list-item>
        <text:list-item>
          <text:p text:style-name="P7">Vi må decouple brukere fra atributene deres</text:p>
        </text:list-item>
        <text:list-item>
          <text:p text:style-name="P8">Noen atributter er kvasi-identifikatorer <text:span text:style-name="T1">(QID)</text:span></text:p>
          <text:list>
            <text:list-item>
              <text:p text:style-name="P9">Det er aldri mulig å vite hvilke egenskaper som vil være QID</text:p>
            </text:list-item>
          </text:list>
        </text:list-item>
        <text:list-item>
          <text:p text:style-name="P10">Anonymisering: k-anonymitet</text:p>
          <text:list>
            <text:list-item>
              <text:p text:style-name="P10">Hver person i databesen kan ikke skilles fra minst k-1 andre indivifurllr dom har informasjon som dukker opp i databasen </text:p>
            </text:list-item>
            <text:list-item>
              <text:p text:style-name="P11">Men k-anonymitet har problemet med at det ikke er sikkert at noe er like sannsynlig for alle personene </text:p>
              <text:list>
                <text:list-item>
                  <text:p text:style-name="P12">En person under en viss alder har vanskelig for å ha en hjertesykdom om de er veldig unge. </text:p>
                </text:list-item>
                <text:list-item>
                  <text:p text:style-name="P13">Man trenger ogsp l-diversity </text:p>
                  <text:list>
                    <text:list-item>
                      <text:p text:style-name="P13">For hver gruppe som har samme quasi-identifier må det være en god blanding av egenskaper. </text:p>
                    </text:list-item>
                  </text:list>
                </text:list-item>
              </text:list>
            </text:list-item>
            <text:list-item>
              <text:p text:style-name="P14">L-diversity ser ikke på fordelingen av semantic values</text:p>
            </text:list-item>
            <text:list-item>
              <text:p text:style-name="P15">t-closeness</text:p>
              <text:list>
                <text:list-item>
                  <text:p text:style-name="P16">Fordelingen av atributtene må også følge fordelingene av atributtene i virkeligheten. </text:p>
                </text:list-item>
              </text:list>
            </text:list-item>
          </text:list>
        </text:list-item>
        <text:list-item>
          <text:p text:style-name="P17">Passordet i seg selv <text:span text:style-name="T2">trenger vanligvis ikke å være en dentifikator. </text:span></text:p>
        </text:list-item>
        <text:list-item>
          <text:p text:style-name="P18">Querry audit: <text:tab/></text:p>
          <text:list>
            <text:list-item>
              <text:p text:style-name="P18">Man scarer ikke om det lekker noen form for iinformasjon om noen i databasen </text:p>
            </text:list-item>
            <text:list-item>
              <text:p text:style-name="P18">Da antar man at databasen innehoder numeriske verdier</text:p>
            </text:list-item>
            <text:list-item>
              <text:p text:style-name="P18">Dette fungerer ikke, <text:span text:style-name="T3">siden det å ikke gi noe informasjon kan også fortelle noe. </text:span></text:p>
            </text:list-item>
          </text:list>
        </text:list-item>
        <text:list-item>
          <text:p text:style-name="P19">Det å nekte å scare må da være uavhengig av databasen for å kunne være «Riktig»</text:p>
        </text:list-item>
      </text:list>
      <text:p text:style-name="P20"/>
      <text:p text:style-name="P20"/>
      <text:list xml:id="list165940979389290" text:continue-numbering="true" text:style-name="L3">
        <text:list-item>
          <text:p text:style-name="P21">Differential pricacy</text:p>
          <text:list>
            <text:list-item>
              <text:p text:style-name="P22">Husk at måøet vårt er å produsere svar som bevrer nytten av statistikken ute å lekke informasjon om individene </text:p>
            </text:list-item>
            <text:list-item>
              <text:p text:style-name="P23">For å tillate nytte må vi tillate en viss grad av lekasje, </text:p>
            </text:list-item>
            <text:list-item>
              <text:p text:style-name="P23">Man legger til støy(?)</text:p>
              <text:list>
                <text:list-item>
                  <text:p text:style-name="P23">Det å delta i en database skal ikke øke risikoen til noen </text:p>
                </text:list-item>
                <text:list-item>
                  <text:p text:style-name="P24">epsilon-diferental privacy </text:p>
                  <text:list>
                    <text:list-item>
                      <text:p text:style-name="P25">Forholdene av sannsynlighetene er bgrenset av e^epsilon </text:p>
                    </text:list-item>
                  </text:list>
                </text:list-item>
                <text:list-item>
                  <text:p text:style-name="P26">Laplacian distribution: Zero-mean, men også veldig tung hale </text:p>
                </text:list-item>
              </text:list>
            </text:list-item>
            <text:list-item>
              <text:p text:style-name="P27">Hvordan velge en god epsilon? ( Det finnes ingen god definisjon) </text:p>
            </text:list-item>
          </text:list>
        </text:list-item>
      </text:list>
      <text:p text:style-name="P28"/>
      <text:p text:style-name="P28"/>
      <text:p text:style-name="P28"/>
      <text:p text:style-name="P29"><text:soft-page-break/>Hvordan sikre differensiell privacy </text:p>
      <text:list xml:id="list3672497338416442106" text:style-name="L4">
        <text:list-item>
          <text:p text:style-name="P30">I stedet for å sette støyen på inputen setter man støyen på databasen (?) </text:p>
          <text:list>
            <text:list-item>
              <text:p text:style-name="P30">?</text:p>
            </text:list-item>
          </text:list>
        </text:list-item>
        <text:list-item>
          <text:p text:style-name="P31">Det er veldig vanskelig å sette støy på inputen </text:p>
        </text:list-item>
        <text:list-item>
          <text:p text:style-name="P31">Algorithm pertubation </text:p>
          <text:list>
            <text:list-item>
              <text:p text:style-name="P31">Man etter støy på algoritmen </text:p>
            </text:list-item>
          </text:list>
        </text:list-item>
        <text:list-item>
          <text:p text:style-name="P32">Man kn lage en syntetisk database med de samme statistiske egenskapene </text:p>
          <text:list>
            <text:list-item>
              <text:p text:style-name="P32">Eller så tar man å sampler fra en et generativt nettverk. </text:p>
              <text:list>
                <text:list-item>
                  <text:p text:style-name="P33">Men vi vet ikke hvilke data man skal prøve å modellere. </text:p>
                </text:list-item>
              </text:list>
            </text:list-item>
          </text:list>
        </text:list-item>
      </text:list>
      <text:p text:style-name="P34"/>
      <text:p text:style-name="P34"/>
      <text:p text:style-name="P34"/>
      <text:p text:style-name="P34"/>
      <text:list xml:id="list165941490220755" text:continue-numbering="true" text:style-name="L4">
        <text:list-item>
          <text:p text:style-name="P35">Perfect forward secrecy </text:p>
          <text:list>
            <text:list-item>
              <text:p text:style-name="P38">Om none bryter nøkkelen kan de ikke se alle de tidligere <text:s/>meldinger</text:p>
              <text:list>
                <text:list-item>
                  <text:p text:style-name="P36">Man øager nøkler i batches, og etter at den har sendt en melding kaster man nøkkelen.</text:p>
                </text:list-item>
              </text:list>
            </text:list-item>
          </text:list>
        </text:list-item>
      </text:list>
      <text:p text:style-name="P37"/>
      <text:p text:style-name="P37"/>
      <text:list xml:id="list165941921471748" text:continue-numbering="true" text:style-name="L4">
        <text:list-item>
          <text:p text:style-name="P39">Problemet er trafic analysis </text:p>
          <text:list>
            <text:list-item>
              <text:p text:style-name="P40">Man kan se på metadata: IP, MAC, frekvens, <text:span text:style-name="T4">plassering, ....</text:span></text:p>
            </text:list-item>
            <text:list-item>
              <text:p text:style-name="P41">an rescheduler, og bruker proxyer. </text:p>
            </text:list-item>
          </text:list>
        </text:list-item>
        <text:list-item>
          <text:p text:style-name="P42">One-proxy problemer har ganske store problemer </text:p>
          <text:list>
            <text:list-item>
              <text:p text:style-name="P43">Alt må gjennom <text:span text:style-name="T5">et punkt </text:span></text:p>
            </text:list-item>
            <text:list-item>
              <text:p text:style-name="P44">Single point of failure er ikke bra g</text:p>
            </text:list-item>
          </text:list>
        </text:list-item>
        <text:list-item>
          <text:p text:style-name="P45">Hver Tor router er en server og en melding må <text:span text:style-name="T6">gjennom hele applikasjonslaget</text:span></text:p>
          <text:list>
            <text:list-item>
              <text:p text:style-name="P45">Tor er laget for low latency </text:p>
            </text:list-item>
          </text:list>
        </text:list-item>
        <text:list-item>
          <text:p text:style-name="P46">Mix networks </text:p>
          <text:list>
            <text:list-item>
              <text:p text:style-name="P47">De er high latency</text:p>
              <text:list>
                <text:list-item>
                  <text:p text:style-name="P47">Fungerer litt som Tor, men det er også venting involvert</text:p>
                </text:list-item>
                <text:list-item>
                  <text:p text:style-name="P47">Når visse begrensninger er oppfylt vil den sende meldinene videre, samtidig</text:p>
                </text:list-item>
              </text:list>
            </text:list-item>
          </text:list>
        </text:list-item>
        <text:list-item>
          <text:p text:style-name="P48">Tor er stream-based ( Man bruker samme sti)</text:p>
        </text:list-item>
        <text:list-item>
          <text:p text:style-name="P48">I mix bruker man forskjellige stier i stedet. </text:p>
        </text:list-item>
        <text:list-item>
          <text:p text:style-name="P49">Latency, anonymity og ...</text:p>
          <text:list>
            <text:list-item>
              <text:p text:style-name="P49">Litt som CAP-teoremet </text:p>
            </text:list-item>
          </text:list>
        </text:list-item>
        <text:list-item>
          <text:p text:style-name="P49">Anonyme forbindelser vs VPN </text:p>
          <text:list>
            <text:list-item>
              <text:list>
                <text:list-item>
                  <text:p text:style-name="P49">Forskjellige tillitsmodeller </text:p>
                  <text:list>
                    <text:list-item>
                      <text:p text:style-name="P49">Man stoler på VPN-provideren for å få mer far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Annen metadata er også veldig følsom</text:p>
        </text:list-item>
        <text:list-item>
          <text:p text:style-name="P51">Tracking ac anonyme brukere</text:p>
          <text:list>
            <text:list-item>
              <text:p text:style-name="P52">Vanlige cookies</text:p>
              <text:list>
                <text:list-item>
                  <text:p text:style-name="P52">Persistent identifiers</text:p>
                </text:list-item>
              </text:list>
            </text:list-item>
            <text:list-item>
              <text:p text:style-name="P52">Third party cookies</text:p>
              <text:list>
                <text:list-item>
                  <text:p text:style-name="P52">Slik at andre nettsider kan se hva man gjør. </text:p>
                </text:list-item>
                <text:list-item>
                  <text:p text:style-name="P52">De fleste av disse kan slettes</text:p>
                </text:list-item>
              </text:list>
            </text:list-item>
            <text:list-item>
              <text:p text:style-name="P52">Evercookies </text:p>
              <text:list>
                <text:list-item>
                  <text:p text:style-name="P53">I stedet for at man lagrer en cookie på vanlige steder lagrer man det i steder som ikke lagres i cachen som slettes. </text:p>
                </text:list-item>
                <text:list-item>
                  <text:p text:style-name="P54">De kan også reprodusere en del av de gamle cookiesene </text:p>
                </text:list-item>
              </text:list>
            </text:list-item>
          </text:list>
        </text:list-item>
        <text:list-item>
          <text:p text:style-name="P56"><text:soft-page-break/>Points of interest for brukere </text:p>
          <text:list>
            <text:list-item>
              <text:p text:style-name="P57">Dette kan også brukes til å spore noen </text:p>
            </text:list-item>
            <text:list-item>
              <text:p text:style-name="P58">Hvor man sitter og jobber, og hvor man bor... </text:p>
            </text:list-item>
          </text:list>
        </text:list-item>
        <text:list-item>
          <text:p text:style-name="P55">Man kan spore folk basser<text:span text:style-name="T7">t på egenskapene til nettleseren, og fonts man har lastet ned ... </text:span></text:p>
        </text:list-item>
        <text:list-item>
          <text:p text:style-name="P59">Steneografi</text:p>
          <text:list>
            <text:list-item>
              <text:p text:style-name="P59">Gjemme ting på LSB av et bilde </text:p>
              <text:list>
                <text:list-item>
                  <text:p text:style-name="P59">Man kan gjemme ord i et bide </text:p>
                </text:list-item>
                <text:list-item>
                  <text:p text:style-name="P59">Man kan modifisere </text:p>
                </text:list-item>
              </text:list>
            </text:list-item>
            <text:list-item>
              <text:p text:style-name="P59">Man bør ikke være i stand til å oppdage at det er noe som er gjemt der </text:p>
            </text:list-item>
            <text:list-item>
              <text:p text:style-name="P59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3:22:21.987291509</meta:creation-date>
    <meta:generator>LibreOffice/5.1.6.2$Linux_X86_64 LibreOffice_project/10m0$Build-2</meta:generator>
    <dc:date>2019-03-26T16:59:40.843126042</dc:date>
    <meta:editing-duration>PT3H36M51S</meta:editing-duration>
    <meta:editing-cycles>67</meta:editing-cycles>
    <meta:document-statistic meta:table-count="0" meta:image-count="0" meta:object-count="0" meta:page-count="3" meta:paragraph-count="83" meta:word-count="756" meta:character-count="4081" meta:non-whitespace-character-count="3435"/>
  </office:meta>
</office:document-meta>
</file>